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737b2"/>
    </style:style>
    <style:style style:name="P2" style:family="paragraph" style:parent-style-name="Standard">
      <style:text-properties fo:language="en" fo:country="US" officeooo:paragraph-rsid="0019e2db"/>
    </style:style>
    <style:style style:name="P3" style:family="paragraph" style:parent-style-name="Standard">
      <style:text-properties fo:language="en" fo:country="US" officeooo:paragraph-rsid="001a6eb3"/>
    </style:style>
    <style:style style:name="T1" style:family="text">
      <style:text-properties fo:font-weight="normal" officeooo:rsid="001737b2" style:font-weight-asian="normal" style:font-weight-complex="normal"/>
    </style:style>
    <style:style style:name="T2" style:family="text">
      <style:text-properties fo:font-weight="normal" officeooo:rsid="0018c755" style:font-weight-asian="normal" style:font-weight-complex="normal"/>
    </style:style>
    <style:style style:name="T3" style:family="text">
      <style:text-properties fo:font-weight="normal" officeooo:rsid="0019e2db" style:font-weight-asian="normal" style:font-weight-complex="normal"/>
    </style:style>
    <style:style style:name="T4" style:family="text">
      <style:text-properties fo:font-weight="normal" officeooo:rsid="001a6eb3" style:font-weight-asian="normal" style:font-weight-complex="normal"/>
    </style:style>
    <style:style style:name="T5" style:family="text">
      <style:text-properties fo:font-weight="normal" officeooo:rsid="001b82ad" style:font-weight-asian="normal" style:font-weight-complex="normal"/>
    </style:style>
    <style:style style:name="T6" style:family="text">
      <style:text-properties fo:font-weight="normal" officeooo:rsid="001b926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re is how making clouds works right now in Jaime's perl program ESP_himp_scaff_r50.pl:</text:span></text:p>
      <text:p text:style-name="P1"><text:span text:style-name="T1"/></text:p>
      <text:p text:style-name="P1"><text:span text:style-name="T1">Read oligos and counts into a hash</text:span></text:p>
      <text:p text:style-name="P1"><text:span text:style-name="T1">Choose core count threshold (end_threshold in Pclouds)</text:span></text:p>
      <text:p text:style-name="P1"><text:span text:style-name="T1">Choose outer threshold (copy_threshold in Pclouds)</text:span></text:p>
      <text:p text:style-name="P1"><text:span text:style-name="T1">For every kmer in kmers (in decreasing count order)</text:span></text:p>
      <text:p text:style-name="P1"><text:span text:style-name="T1"><text:tab/>if the kmer has been assigned to a cloud or does not have a count above core, skip kmer (eligible()) </text:span></text:p>
      <text:p text:style-name="P1"><text:span text:style-name="T1"><text:tab/>if not, the kmer is a seed for a new cloud</text:span></text:p>
      <text:p text:style-name="P1"><text:span text:style-name="T1"><text:tab/>(AddToClouds()) make a new cloud from the kmer using kmer as seed </text:span><text:span text:style-name="T2">if </text:span></text:p>
      <text:p text:style-name="P1"><text:span text:style-name="T1"><text:tab/><text:tab/>The 'cloud' for the kmer (that exists in hash kmers) is set to the cloud id (same as kmer)</text:span></text:p>
      <text:p text:style-name="P1"><text:span text:style-name="T1"><text:tab/><text:tab/>the 'kmer' for the newly created cloud is set to the kmer</text:span></text:p>
      <text:p text:style-name="P1"><text:span text:style-name="T1"><text:tab/><text:tab/>make a part of the cloud called 'bits' which is set to an array of the nucleotides of the kmer (same as cloud id)</text:span></text:p>
      <text:p text:style-name="P1"><text:span text:style-name="T1"><text:tab/><text:tab/>make a part of the cloud called 'members' which is set to an array, push the kmer (same as cloud id) onto the array. </text:span></text:p>
      <text:p text:style-name="P1"><text:span text:style-name="T1"><text:tab/>(expand_cloud) </text:span><text:span text:style-name="T2">For the current kmer </text:span><text:span text:style-name="T3">expand around it in sequence space</text:span></text:p>
      <text:p text:style-name="P1"><text:span text:style-name="T3"><text:tab/><text:tab/>This requires mutating every position to every possible nucleotide. These are called testmers</text:span></text:p>
      <text:p text:style-name="P2"><text:span text:style-name="T3"><text:tab/><text:tab/>Then check if the testmers are in the hash of oligos and counts AND that the count is at least higher than the outer threshold </text:span><text:span text:style-name="T6">(e</text:span></text:p>
      <text:p text:style-name="P2"><text:span text:style-name="T3"><text:tab/><text:tab/><text:tab/>if so, add the testmer to the current cloud</text:span></text:p>
      <text:p text:style-name="P2"><text:span text:style-name="T3"><text:tab/><text:tab/><text:tab/>Then check if the testmer is eligible to be in the core</text:span></text:p>
      <text:p text:style-name="P2"><text:span text:style-name="T3"><text:tab/><text:tab/><text:tab/><text:tab/>if so, expand the cloud around the new testmer (call expand_cloud on the current cloud and testmer as the kmer)</text:span></text:p>
      <text:p text:style-name="P2"><text:span text:style-name="T3"/></text:p>
      <text:p text:style-name="P3"><text:span text:style-name="T4">Keep going through </text:span><text:span text:style-name="T5">all kmers that are eligible to be seeds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One could imagine a different way of building the clouds</text:span></text:p>
      <text:p text:style-name="P2"><text:span text:style-name="T3"><text:tab/>go through one kmer at a time, check if the kmer is above the core threshold and is in the list of possibl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1M30S</meta:editing-duration>
    <meta:editing-cycles>7</meta:editing-cycles>
    <meta:generator>LibreOffice/4.0.5.2$Windows_x86 LibreOffice_project/5464147a081647a250913f19c0715bca595af2f</meta:generator>
    <dc:date>2013-09-20T03:02:18.11</dc:date>
    <meta:document-statistic meta:table-count="0" meta:image-count="0" meta:object-count="0" meta:page-count="1" meta:paragraph-count="21" meta:word-count="300" meta:character-count="1617" meta:non-whitespace-character-count="1306"/>
    <meta:user-defined meta:name="Info 1"/>
    <meta:user-defined meta:name="Info 2"/>
    <meta:user-defined meta:name="Info 3"/>
    <meta:user-defined meta:name="Info 4"/>
  </office:meta>
</office:document-meta>
</file>